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3.15cm" fo:min-width="7.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3.15cm" fo:min-width="10.1cm"/>
    </style:style>
    <style:style style:name="gr3" style:family="graphic" style:parent-style-name="standard">
      <style:graphic-properties draw:textarea-horizontal-align="justify" draw:textarea-vertical-align="middle" draw:auto-grow-height="false" fo:min-height="2.154cm" fo:min-width="1.904cm"/>
    </style:style>
    <style:style style:name="gr4" style:family="graphic" style:parent-style-name="standard">
      <style:graphic-properties draw:stroke="dash" draw:stroke-dash="Fine_20_Dashed" svg:stroke-width="0.053cm" draw:marker-start-width="0.279cm" draw:marker-end-width="0.279cm" draw:fill-color="#eeeeee" draw:textarea-horizontal-align="justify" draw:textarea-vertical-align="middle" draw:auto-grow-height="false" fo:min-height="2.154cm" fo:min-width="1.904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fill-color="#000000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cm" svg:height="13.4cm" svg:x="0.6cm" svg:y="4cm">
          <text:p text:style-name="P1">ROBO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13.4cm" svg:x="19.6cm" svg:y="4cm">
          <text:p text:style-name="P1">US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6cm" svg:height="13.4cm" svg:x="8.6cm" svg:y="4cm">
          <text:p text:style-name="P1">BENCHBOT SERV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3.4cm" svg:x="20.8cm" svg:y="6.8cm">
          <text:p text:style-name="P1">Clie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cm" svg:height="3.4cm" svg:x="14.2cm" svg:y="6.8cm">
          <text:p text:style-name="P1">Web </text:p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cm" svg:height="3.4cm" svg:x="14.2cm" svg:y="11.2cm">
          <text:p text:style-name="P1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cm" svg:height="3.4cm" svg:x="9.2cm" svg:y="11.2cm">
          <text:p text:style-name="P1">Supervi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cm" svg:height="3.4cm" svg:x="2.2cm" svg:y="11.2cm">
          <text:p text:style-name="P1">R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2cm" svg:y1="11.8cm" svg:x2="14.2cm" svg:y2="8.4cm">
          <text:p/>
        </draw:line>
        <draw:line draw:style-name="gr6" draw:text-style-name="P4" draw:layer="layout" svg:x1="16cm" svg:y1="10.2cm" svg:x2="16cm" svg:y2="11.4cm">
          <text:p/>
        </draw:line>
        <draw:line draw:style-name="gr7" draw:text-style-name="P1" draw:layer="layout" svg:x1="12.6cm" svg:y1="13cm" svg:x2="14.4cm" svg:y2="13cm">
          <text:p/>
        </draw:line>
        <draw:line draw:style-name="gr7" draw:text-style-name="P1" draw:layer="layout" svg:x1="17.6cm" svg:y1="8.6cm" svg:x2="20.8cm" svg:y2="8.6cm">
          <text:p/>
        </draw:line>
        <draw:line draw:style-name="gr7" draw:text-style-name="P1" draw:layer="layout" svg:x1="5.6cm" svg:y1="13cm" svg:x2="9.2cm" svg:y2="13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3:56:05.513956817</meta:creation-date>
    <dc:date>2018-11-29T10:26:06.623727552</dc:date>
    <meta:editing-duration>PT2H54M34S</meta:editing-duration>
    <meta:editing-cycles>4</meta:editing-cycles>
    <meta:generator>LibreOffice/5.1.6.2$Linux_X86_64 LibreOffice_project/10m0$Build-2</meta:generator>
    <meta:document-statistic meta:object-count="36"/>
  </office:meta>
</office:document-meta>
</file>